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 the time of the of the lapses several things were going on. A change in how the taxes were done and withheld, dealing with a physically child who's mental condition placed him closer to a 12 year and a dramatic decrease in salary.</text:p>
      <text:p text:style-name="P1"/>
      <text:p text:style-name="P1">Up until this time my experience in paying taxes was primarily working for <text:s/>IBM where taxes were with-held. <text:s/>All I had ever done up until that point was extremely simple taxes, I made so much, I was either married or divorced, had some number of dependents.</text:p>
      <text:p text:style-name="P1"/>
      <text:p text:style-name="P1">Then after loosing my job at IBM in 1999 I spent years with virtually no income. <text:s/>Joining an LLC (Infinity Technology Systems) seemed like a good solution. <text:s/>Even then we were paying ourselves a little as we could. <text:s/>I was unfamiliar with how taxes would be done, and was overwhelmed with problems within the LLC as it became increasingly obvious that being a member was only to avoid having employees at the time. <text:s/>There were no business meetings, all decisions were being made by one person. Added to that were pressures of no license and no car at the time.</text:p>
      <text:p text:style-name="P1"/>
      <text:p text:style-name="P1">As my time at ITS was painfully coming to a close I was then also having to deal with my middle son who was exhibiting signs of mental illness (later diagnosed as such). </text:p>
      <text:p text:style-name="P1"/>
      <text:p text:style-name="P1">Shortly after that I obtained the job I now have with SRSsoftware while dealing with the lingering death of my ex-wife. <text:s/>The new job has me traveling 75 miles each way. <text:s/>I am up at 5:45am and don't return home till 9:30pm, leaving little time to deal with other things.</text:p>
      <text:p text:style-name="P1"/>
      <text:p text:style-name="P1">About a year ago my son was released from an approximately 6 month stay at a mental ward, followed by about 6 months stay in jail for non-payment of child support. <text:s/>On his release I was once again pulled into trying to deal with him and his continued problems. <text:s/>This February (2013) this ended with my son dying from an overdose of the pain medication and muscle relaxants that he was prescribed.</text:p>
      <text:p text:style-name="P1"/>
      <text:p text:style-name="P1">Through out this time I've been directly responsible for support of from 1 to 4 others and indirect support of one other.</text:p>
      <text:p text:style-name="P1"/>
      <text:p text:style-name="P1">I've moved twice since 2008, losing records along the way.</text:p>
      <text:p text:style-name="P1"/>
      <text:p text:style-name="P1">In short, not being familiar with taxes as related to an LLC, some records being lost and almost no time due to work, and problems related to one of my children I failed to deal with these issues. <text:s/>The longer it went the less sure I was in how to handle it.</text:p>
      <text:p text:style-name="P1"/>
      <text:p text:style-name="P1">Added to this was the problems with cash flow, coming off a number of years of almost no income, followed by 3 years of accepting lower payments in order to get a business off the ground, one in which I was forced out of and had little input while I was with them. Then 5 years (as of now) where I ended up with financial responsibilities to several other people.</text:p>
      <text:p text:style-name="P1"><text:s/></text:p>
      <text:p text:style-name="P1"><text:s/>Mixed in with this was the death of 2 people I was close to. <text:s/>And my father, who came down with prostrate cancer.</text:p>
      <text:p text:style-name="P1"><text:soft-page-break/></text:p>
      <text:p text:style-name="P1">When I started receiving notices from the IRS I became worried but not sure what I could do when each month, after taxes, commuting costs, rent and the like I was left with almost nothing extra. Then I saw ads for Clear Creek to help with tax problem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Wheeler</meta:initial-creator>
    <meta:creation-date>2013-03-29T11:24:26.80</meta:creation-date>
    <dc:date>2013-03-29T19:08:24.41</dc:date>
    <dc:creator>David Wheeler</dc:creator>
    <meta:editing-duration>PT7H43M57S</meta:editing-duration>
    <meta:editing-cycles>5</meta:editing-cycles>
    <meta:generator>OpenOffice.org/3.3$Win32 OpenOffice.org_project/330m20$Build-9567</meta:generator>
    <meta:document-statistic meta:table-count="0" meta:image-count="0" meta:object-count="0" meta:page-count="2" meta:paragraph-count="13" meta:word-count="570" meta:character-count="3049"/>
  </office:meta>
</office:document-meta>
</file>